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8.8591"/>
          <table:table-cell office:value-type="float" office:value="98.331"/>
          <table:table-cell office:value-type="float" office:value="92.77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55334.0"/>
          <table:table-cell office:value-type="float" office:value="1420.0"/>
          <table:table-cell office:value-type="float" office:value="537164.0"/>
          <table:table-cell office:value-type="float" office:value="1965135.0"/>
          <table:table-cell office:value-type="float" office:value="480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7094"/>
          <table:table-cell office:value-type="float" office:value="29.959"/>
          <table:table-cell office:value-type="float" office:value="20.73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10932.0"/>
          <table:table-cell office:value-type="float" office:value="1420.0"/>
          <table:table-cell office:value-type="float" office:value="537164.0"/>
          <table:table-cell office:value-type="float" office:value="1965135.0"/>
          <table:table-cell office:value-type="float" office:value="482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8791"/>
          <table:table-cell office:value-type="float" office:value="3.551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740.0"/>
          <table:table-cell office:value-type="float" office:value="366493.0"/>
          <table:table-cell office:value-type="float" office:value="1417217.0"/>
          <table:table-cell office:value-type="float" office:value="3081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4.462"/>
          <table:table-cell office:value-type="float" office:value="133.975"/>
          <table:table-cell office:value-type="float" office:value="128.36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219132.0"/>
          <table:table-cell office:value-type="float" office:value="1420.0"/>
          <table:table-cell office:value-type="float" office:value="537164.0"/>
          <table:table-cell office:value-type="float" office:value="1965136.0"/>
          <table:table-cell office:value-type="float" office:value="478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7154"/>
          <table:table-cell office:value-type="float" office:value="14.162"/>
          <table:table-cell office:value-type="float" office:value="8.8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84.0"/>
          <table:table-cell office:value-type="float" office:value="1420.0"/>
          <table:table-cell office:value-type="float" office:value="537164.0"/>
          <table:table-cell office:value-type="float" office:value="1965136.0"/>
          <table:table-cell office:value-type="float" office:value="482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70665"/>
          <table:table-cell office:value-type="float" office:value="3.238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40.0"/>
          <table:table-cell office:value-type="float" office:value="366493.0"/>
          <table:table-cell office:value-type="float" office:value="1417218.0"/>
          <table:table-cell office:value-type="float" office:value="3081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7.9162"/>
          <table:table-cell office:value-type="float" office:value="57.332"/>
          <table:table-cell office:value-type="float" office:value="51.96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854.0"/>
          <table:table-cell office:value-type="float" office:value="1420.0"/>
          <table:table-cell office:value-type="float" office:value="537164.0"/>
          <table:table-cell office:value-type="float" office:value="1965135.0"/>
          <table:table-cell office:value-type="float" office:value="482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4455"/>
          <table:table-cell office:value-type="float" office:value="11.852"/>
          <table:table-cell office:value-type="float" office:value="6.53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563.0"/>
          <table:table-cell office:value-type="float" office:value="1420.0"/>
          <table:table-cell office:value-type="float" office:value="537164.0"/>
          <table:table-cell office:value-type="float" office:value="1965135.0"/>
          <table:table-cell office:value-type="float" office:value="478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3419"/>
          <table:table-cell office:value-type="float" office:value="3.871"/>
          <table:table-cell office:value-type="float" office:value="0.8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20.0"/>
          <table:table-cell office:value-type="float" office:value="740.0"/>
          <table:table-cell office:value-type="float" office:value="366493.0"/>
          <table:table-cell office:value-type="float" office:value="1417217.0"/>
          <table:table-cell office:value-type="float" office:value="3081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7.197"/>
          <table:table-cell office:value-type="float" office:value="106.748"/>
          <table:table-cell office:value-type="float" office:value="101.19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7731.0"/>
          <table:table-cell office:value-type="float" office:value="1420.0"/>
          <table:table-cell office:value-type="float" office:value="537164.0"/>
          <table:table-cell office:value-type="float" office:value="1965135.0"/>
          <table:table-cell office:value-type="float" office:value="479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.43"/>
          <table:table-cell office:value-type="float" office:value="146.868"/>
          <table:table-cell office:value-type="float" office:value="141.37"/>
          <table:table-cell office:value-type="float" office:value="0.0"/>
          <table:table-cell office:value-type="float" office:value="0.0"/>
          <table:table-cell office:value-type="float" office:value="828.0"/>
          <table:table-cell office:value-type="float" office:value="309115.0"/>
          <table:table-cell office:value-type="float" office:value="1420.0"/>
          <table:table-cell office:value-type="float" office:value="537164.0"/>
          <table:table-cell office:value-type="float" office:value="1965135.0"/>
          <table:table-cell office:value-type="float" office:value="480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0403"/>
          <table:table-cell office:value-type="float" office:value="3.429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740.0"/>
          <table:table-cell office:value-type="float" office:value="366493.0"/>
          <table:table-cell office:value-type="float" office:value="1417217.0"/>
          <table:table-cell office:value-type="float" office:value="3081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57.335"/>
          <table:table-cell office:value-type="float" office:value="856.833"/>
          <table:table-cell office:value-type="float" office:value="851.33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436858.0"/>
          <table:table-cell office:value-type="float" office:value="1420.0"/>
          <table:table-cell office:value-type="float" office:value="537164.0"/>
          <table:table-cell office:value-type="float" office:value="1965136.0"/>
          <table:table-cell office:value-type="float" office:value="479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9403"/>
          <table:table-cell office:value-type="float" office:value="9.073"/>
          <table:table-cell office:value-type="float" office:value="3.7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3.0"/>
          <table:table-cell office:value-type="float" office:value="1420.0"/>
          <table:table-cell office:value-type="float" office:value="537164.0"/>
          <table:table-cell office:value-type="float" office:value="1965136.0"/>
          <table:table-cell office:value-type="float" office:value="479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6509"/>
          <table:table-cell office:value-type="float" office:value="6.518"/>
          <table:table-cell office:value-type="float" office:value="3.38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836.0"/>
          <table:table-cell office:value-type="float" office:value="740.0"/>
          <table:table-cell office:value-type="float" office:value="366493.0"/>
          <table:table-cell office:value-type="float" office:value="1417218.0"/>
          <table:table-cell office:value-type="float" office:value="3081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1.4207"/>
          <table:table-cell office:value-type="float" office:value="80.923"/>
          <table:table-cell office:value-type="float" office:value="74.97"/>
          <table:table-cell office:value-type="float" office:value="0.0"/>
          <table:table-cell office:value-type="float" office:value="0.0"/>
          <table:table-cell office:value-type="float" office:value="327.0"/>
          <table:table-cell office:value-type="float" office:value="121992.0"/>
          <table:table-cell office:value-type="float" office:value="1420.0"/>
          <table:table-cell office:value-type="float" office:value="590248.0"/>
          <table:table-cell office:value-type="float" office:value="2172861.0"/>
          <table:table-cell office:value-type="float" office:value="508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113"/>
          <table:table-cell office:value-type="float" office:value="20.422"/>
          <table:table-cell office:value-type="float" office:value="14.9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31.0"/>
          <table:table-cell office:value-type="float" office:value="1420.0"/>
          <table:table-cell office:value-type="float" office:value="590248.0"/>
          <table:table-cell office:value-type="float" office:value="2172861.0"/>
          <table:table-cell office:value-type="float" office:value="5048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3691"/>
          <table:table-cell office:value-type="float" office:value="3.798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740.0"/>
          <table:table-cell office:value-type="float" office:value="419575.0"/>
          <table:table-cell office:value-type="float" office:value="1625187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7.2559"/>
          <table:table-cell office:value-type="float" office:value="86.674"/>
          <table:table-cell office:value-type="float" office:value="80.76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124640.0"/>
          <table:table-cell office:value-type="float" office:value="1420.0"/>
          <table:table-cell office:value-type="float" office:value="590248.0"/>
          <table:table-cell office:value-type="float" office:value="2172861.0"/>
          <table:table-cell office:value-type="float" office:value="506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2707"/>
          <table:table-cell office:value-type="float" office:value="15.677"/>
          <table:table-cell office:value-type="float" office:value="9.97"/>
          <table:table-cell office:value-type="float" office:value="1.0"/>
          <table:table-cell office:value-type="float" office:value="0.0"/>
          <table:table-cell office:value-type="float" office:value="47.0"/>
          <table:table-cell office:value-type="float" office:value="13357.0"/>
          <table:table-cell office:value-type="float" office:value="1420.0"/>
          <table:table-cell office:value-type="float" office:value="590248.0"/>
          <table:table-cell office:value-type="float" office:value="2172861.0"/>
          <table:table-cell office:value-type="float" office:value="506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5611"/>
          <table:table-cell office:value-type="float" office:value="3.929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740.0"/>
          <table:table-cell office:value-type="float" office:value="419575.0"/>
          <table:table-cell office:value-type="float" office:value="1625187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1.884"/>
          <table:table-cell office:value-type="float" office:value="91.417"/>
          <table:table-cell office:value-type="float" office:value="85.5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128422.0"/>
          <table:table-cell office:value-type="float" office:value="1420.0"/>
          <table:table-cell office:value-type="float" office:value="590248.0"/>
          <table:table-cell office:value-type="float" office:value="2172862.0"/>
          <table:table-cell office:value-type="float" office:value="508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49327"/>
          <table:table-cell office:value-type="float" office:value="7.915"/>
          <table:table-cell office:value-type="float" office:value="2.5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93.0"/>
          <table:table-cell office:value-type="float" office:value="1420.0"/>
          <table:table-cell office:value-type="float" office:value="590248.0"/>
          <table:table-cell office:value-type="float" office:value="2172862.0"/>
          <table:table-cell office:value-type="float" office:value="5049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9688"/>
          <table:table-cell office:value-type="float" office:value="3.986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1.0"/>
          <table:table-cell office:value-type="float" office:value="740.0"/>
          <table:table-cell office:value-type="float" office:value="419575.0"/>
          <table:table-cell office:value-type="float" office:value="1625188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71.121"/>
          <table:table-cell office:value-type="float" office:value="570.63"/>
          <table:table-cell office:value-type="float" office:value="564.73"/>
          <table:table-cell office:value-type="float" office:value="0.0"/>
          <table:table-cell office:value-type="float" office:value="0.0"/>
          <table:table-cell office:value-type="float" office:value="2172.0"/>
          <table:table-cell office:value-type="float" office:value="1045415.0"/>
          <table:table-cell office:value-type="float" office:value="1420.0"/>
          <table:table-cell office:value-type="float" office:value="590248.0"/>
          <table:table-cell office:value-type="float" office:value="2172863.0"/>
          <table:table-cell office:value-type="float" office:value="50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5603"/>
          <table:table-cell office:value-type="float" office:value="63.935"/>
          <table:table-cell office:value-type="float" office:value="58.62"/>
          <table:table-cell office:value-type="float" office:value="0.0"/>
          <table:table-cell office:value-type="float" office:value="0.0"/>
          <table:table-cell office:value-type="float" office:value="395.0"/>
          <table:table-cell office:value-type="float" office:value="142124.0"/>
          <table:table-cell office:value-type="float" office:value="1420.0"/>
          <table:table-cell office:value-type="float" office:value="590248.0"/>
          <table:table-cell office:value-type="float" office:value="2172863.0"/>
          <table:table-cell office:value-type="float" office:value="50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7037"/>
          <table:table-cell office:value-type="float" office:value="4.35"/>
          <table:table-cell office:value-type="float" office:value="0.8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9.0"/>
          <table:table-cell office:value-type="float" office:value="740.0"/>
          <table:table-cell office:value-type="float" office:value="419575.0"/>
          <table:table-cell office:value-type="float" office:value="1625189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64.7899"/>
          <table:table-cell office:value-type="float" office:value="64.228"/>
          <table:table-cell office:value-type="float" office:value="58.4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9579.0"/>
          <table:table-cell office:value-type="float" office:value="1420.0"/>
          <table:table-cell office:value-type="float" office:value="590248.0"/>
          <table:table-cell office:value-type="float" office:value="2172863.0"/>
          <table:table-cell office:value-type="float" office:value="508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2785"/>
          <table:table-cell office:value-type="float" office:value="42.711"/>
          <table:table-cell office:value-type="float" office:value="36.88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03464.0"/>
          <table:table-cell office:value-type="float" office:value="1420.0"/>
          <table:table-cell office:value-type="float" office:value="590248.0"/>
          <table:table-cell office:value-type="float" office:value="2172863.0"/>
          <table:table-cell office:value-type="float" office:value="50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531"/>
          <table:table-cell office:value-type="float" office:value="4.267"/>
          <table:table-cell office:value-type="float" office:value="1.1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72.0"/>
          <table:table-cell office:value-type="float" office:value="740.0"/>
          <table:table-cell office:value-type="float" office:value="419575.0"/>
          <table:table-cell office:value-type="float" office:value="1625189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4.3167"/>
          <table:table-cell office:value-type="float" office:value="54.002"/>
          <table:table-cell office:value-type="float" office:value="51.81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129160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6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5.689"/>
          <table:table-cell office:value-type="float" office:value="275.249"/>
          <table:table-cell office:value-type="float" office:value="273.04"/>
          <table:table-cell office:value-type="float" office:value="0.0"/>
          <table:table-cell office:value-type="float" office:value="0.0"/>
          <table:table-cell office:value-type="float" office:value="1691.0"/>
          <table:table-cell office:value-type="float" office:value="714034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4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1862"/>
          <table:table-cell office:value-type="float" office:value="1.31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370.0"/>
          <table:table-cell office:value-type="float" office:value="124953.0"/>
          <table:table-cell office:value-type="float" office:value="472786.0"/>
          <table:table-cell office:value-type="float" office:value="1761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4.2164"/>
          <table:table-cell office:value-type="float" office:value="53.882"/>
          <table:table-cell office:value-type="float" office:value="51.48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28481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6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1418"/>
          <table:table-cell office:value-type="float" office:value="4.783"/>
          <table:table-cell office:value-type="float" office:value="2.58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016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6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5273"/>
          <table:table-cell office:value-type="float" office:value="1.2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70.0"/>
          <table:table-cell office:value-type="float" office:value="124953.0"/>
          <table:table-cell office:value-type="float" office:value="472786.0"/>
          <table:table-cell office:value-type="float" office:value="1761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6.4493"/>
          <table:table-cell office:value-type="float" office:value="56.113"/>
          <table:table-cell office:value-type="float" office:value="53.79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8215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4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4365"/>
          <table:table-cell office:value-type="float" office:value="3.924"/>
          <table:table-cell office:value-type="float" office:value="1.7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1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3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8323"/>
          <table:table-cell office:value-type="float" office:value="1.22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370.0"/>
          <table:table-cell office:value-type="float" office:value="124953.0"/>
          <table:table-cell office:value-type="float" office:value="472786.0"/>
          <table:table-cell office:value-type="float" office:value="1775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5.5819"/>
          <table:table-cell office:value-type="float" office:value="95.254"/>
          <table:table-cell office:value-type="float" office:value="92.93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36599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4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2646"/>
          <table:table-cell office:value-type="float" office:value="2.511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3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1479"/>
          <table:table-cell office:value-type="float" office:value="1.18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70.0"/>
          <table:table-cell office:value-type="float" office:value="124953.0"/>
          <table:table-cell office:value-type="float" office:value="472786.0"/>
          <table:table-cell office:value-type="float" office:value="1741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1.9217"/>
          <table:table-cell office:value-type="float" office:value="41.58"/>
          <table:table-cell office:value-type="float" office:value="39.2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102283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6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8768"/>
          <table:table-cell office:value-type="float" office:value="7.768"/>
          <table:table-cell office:value-type="float" office:value="5.58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2178.0"/>
          <table:table-cell office:value-type="float" office:value="710.0"/>
          <table:table-cell office:value-type="float" office:value="217731.0"/>
          <table:table-cell office:value-type="float" office:value="768390.0"/>
          <table:table-cell office:value-type="float" office:value="263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5181"/>
          <table:table-cell office:value-type="float" office:value="1.235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5.0"/>
          <table:table-cell office:value-type="float" office:value="370.0"/>
          <table:table-cell office:value-type="float" office:value="124953.0"/>
          <table:table-cell office:value-type="float" office:value="472786.0"/>
          <table:table-cell office:value-type="float" office:value="1741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91.7951"/>
          <table:table-cell office:value-type="float" office:value="91.343"/>
          <table:table-cell office:value-type="float" office:value="86.32"/>
          <table:table-cell office:value-type="float" office:value="0.0"/>
          <table:table-cell office:value-type="float" office:value="0.0"/>
          <table:table-cell office:value-type="float" office:value="462.0"/>
          <table:table-cell office:value-type="float" office:value="158840.0"/>
          <table:table-cell office:value-type="float" office:value="1420.0"/>
          <table:table-cell office:value-type="float" office:value="508835.0"/>
          <table:table-cell office:value-type="float" office:value="1853420.0"/>
          <table:table-cell office:value-type="float" office:value="464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9082"/>
          <table:table-cell office:value-type="float" office:value="30.376"/>
          <table:table-cell office:value-type="float" office:value="25.24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2581.0"/>
          <table:table-cell office:value-type="float" office:value="1420.0"/>
          <table:table-cell office:value-type="float" office:value="508835.0"/>
          <table:table-cell office:value-type="float" office:value="1853420.0"/>
          <table:table-cell office:value-type="float" office:value="468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4944"/>
          <table:table-cell office:value-type="float" office:value="3.091"/>
          <table:table-cell office:value-type="float" office:value="0.7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68.0"/>
          <table:table-cell office:value-type="float" office:value="740.0"/>
          <table:table-cell office:value-type="float" office:value="338155.0"/>
          <table:table-cell office:value-type="float" office:value="1305870.0"/>
          <table:table-cell office:value-type="float" office:value="293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3.5644"/>
          <table:table-cell office:value-type="float" office:value="63.135"/>
          <table:table-cell office:value-type="float" office:value="57.83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7641.0"/>
          <table:table-cell office:value-type="float" office:value="1420.0"/>
          <table:table-cell office:value-type="float" office:value="508835.0"/>
          <table:table-cell office:value-type="float" office:value="1853419.0"/>
          <table:table-cell office:value-type="float" office:value="466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4509"/>
          <table:table-cell office:value-type="float" office:value="33.981"/>
          <table:table-cell office:value-type="float" office:value="28.8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821.0"/>
          <table:table-cell office:value-type="float" office:value="1420.0"/>
          <table:table-cell office:value-type="float" office:value="508835.0"/>
          <table:table-cell office:value-type="float" office:value="1853419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8512"/>
          <table:table-cell office:value-type="float" office:value="2.715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8.0"/>
          <table:table-cell office:value-type="float" office:value="740.0"/>
          <table:table-cell office:value-type="float" office:value="338155.0"/>
          <table:table-cell office:value-type="float" office:value="1305869.0"/>
          <table:table-cell office:value-type="float" office:value="294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6.9288"/>
          <table:table-cell office:value-type="float" office:value="56.494"/>
          <table:table-cell office:value-type="float" office:value="51.2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234.0"/>
          <table:table-cell office:value-type="float" office:value="1420.0"/>
          <table:table-cell office:value-type="float" office:value="508835.0"/>
          <table:table-cell office:value-type="float" office:value="1853419.0"/>
          <table:table-cell office:value-type="float" office:value="468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8032"/>
          <table:table-cell office:value-type="float" office:value="75.213"/>
          <table:table-cell office:value-type="float" office:value="70.16"/>
          <table:table-cell office:value-type="float" office:value="1.0"/>
          <table:table-cell office:value-type="float" office:value="0.0"/>
          <table:table-cell office:value-type="float" office:value="291.0"/>
          <table:table-cell office:value-type="float" office:value="108301.0"/>
          <table:table-cell office:value-type="float" office:value="1420.0"/>
          <table:table-cell office:value-type="float" office:value="508835.0"/>
          <table:table-cell office:value-type="float" office:value="1853419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3876"/>
          <table:table-cell office:value-type="float" office:value="3.381"/>
          <table:table-cell office:value-type="float" office:value="0.7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3.0"/>
          <table:table-cell office:value-type="float" office:value="740.0"/>
          <table:table-cell office:value-type="float" office:value="338155.0"/>
          <table:table-cell office:value-type="float" office:value="1305869.0"/>
          <table:table-cell office:value-type="float" office:value="293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67.001"/>
          <table:table-cell office:value-type="float" office:value="666.536"/>
          <table:table-cell office:value-type="float" office:value="661.49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348505.0"/>
          <table:table-cell office:value-type="float" office:value="1420.0"/>
          <table:table-cell office:value-type="float" office:value="508835.0"/>
          <table:table-cell office:value-type="float" office:value="1853419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.3954"/>
          <table:table-cell office:value-type="float" office:value="65.817"/>
          <table:table-cell office:value-type="float" office:value="60.86"/>
          <table:table-cell office:value-type="float" office:value="1.0"/>
          <table:table-cell office:value-type="float" office:value="0.0"/>
          <table:table-cell office:value-type="float" office:value="257.0"/>
          <table:table-cell office:value-type="float" office:value="95625.0"/>
          <table:table-cell office:value-type="float" office:value="1420.0"/>
          <table:table-cell office:value-type="float" office:value="508835.0"/>
          <table:table-cell office:value-type="float" office:value="1853419.0"/>
          <table:table-cell office:value-type="float" office:value="46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63419"/>
          <table:table-cell office:value-type="float" office:value="3.123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4.0"/>
          <table:table-cell office:value-type="float" office:value="740.0"/>
          <table:table-cell office:value-type="float" office:value="338155.0"/>
          <table:table-cell office:value-type="float" office:value="1305869.0"/>
          <table:table-cell office:value-type="float" office:value="293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4.1241"/>
          <table:table-cell office:value-type="float" office:value="43.657"/>
          <table:table-cell office:value-type="float" office:value="38.42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60768.0"/>
          <table:table-cell office:value-type="float" office:value="1420.0"/>
          <table:table-cell office:value-type="float" office:value="508835.0"/>
          <table:table-cell office:value-type="float" office:value="1853421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.1351"/>
          <table:table-cell office:value-type="float" office:value="65.599"/>
          <table:table-cell office:value-type="float" office:value="60.66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23577.0"/>
          <table:table-cell office:value-type="float" office:value="1420.0"/>
          <table:table-cell office:value-type="float" office:value="508835.0"/>
          <table:table-cell office:value-type="float" office:value="1853421.0"/>
          <table:table-cell office:value-type="float" office:value="465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4652"/>
          <table:table-cell office:value-type="float" office:value="4.13"/>
          <table:table-cell office:value-type="float" office:value="1.4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364.0"/>
          <table:table-cell office:value-type="float" office:value="740.0"/>
          <table:table-cell office:value-type="float" office:value="338155.0"/>
          <table:table-cell office:value-type="float" office:value="1305871.0"/>
          <table:table-cell office:value-type="float" office:value="2937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7179"/>
          <table:table-cell office:value-type="float" office:value="1.06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61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8131"/>
          <table:table-cell office:value-type="float" office:value="0.8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60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5537"/>
          <table:table-cell office:value-type="float" office:value="0.4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8.0"/>
          <table:table-cell office:value-type="float" office:value="50493.0"/>
          <table:table-cell office:value-type="float" office:value="181851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92346"/>
          <table:table-cell office:value-type="float" office:value="3.686"/>
          <table:table-cell office:value-type="float" office:value="2.72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8853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60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1516"/>
          <table:table-cell office:value-type="float" office:value="0.89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60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0366"/>
          <table:table-cell office:value-type="float" office:value="0.4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48.0"/>
          <table:table-cell office:value-type="float" office:value="50493.0"/>
          <table:table-cell office:value-type="float" office:value="181851.0"/>
          <table:table-cell office:value-type="float" office:value="1285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22435"/>
          <table:table-cell office:value-type="float" office:value="0.97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61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6742"/>
          <table:table-cell office:value-type="float" office:value="0.8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60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1691"/>
          <table:table-cell office:value-type="float" office:value="0.4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.0"/>
          <table:table-cell office:value-type="float" office:value="50493.0"/>
          <table:table-cell office:value-type="float" office:value="181851.0"/>
          <table:table-cell office:value-type="float" office:value="130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5683"/>
          <table:table-cell office:value-type="float" office:value="1.011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59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9512"/>
          <table:table-cell office:value-type="float" office:value="0.8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59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9843"/>
          <table:table-cell office:value-type="float" office:value="0.4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.0"/>
          <table:table-cell office:value-type="float" office:value="50493.0"/>
          <table:table-cell office:value-type="float" office:value="181851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11319"/>
          <table:table-cell office:value-type="float" office:value="0.84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60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2473"/>
          <table:table-cell office:value-type="float" office:value="0.84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84.0"/>
          <table:table-cell office:value-type="float" office:value="81686.0"/>
          <table:table-cell office:value-type="float" office:value="282833.0"/>
          <table:table-cell office:value-type="float" office:value="160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0666"/>
          <table:table-cell office:value-type="float" office:value="0.4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.0"/>
          <table:table-cell office:value-type="float" office:value="50493.0"/>
          <table:table-cell office:value-type="float" office:value="181851.0"/>
          <table:table-cell office:value-type="float" office:value="1301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